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20pt" style:text-underline-style="none" fo:font-weight="bold" officeooo:rsid="000d4caa" officeooo:paragraph-rsid="000d4caa" style:text-underline-mode="continuous" style:text-overline-mode="continuous" style:text-line-through-mode="continuous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style:text-underline-style="none" fo:font-weight="normal" officeooo:rsid="000d4caa" officeooo:paragraph-rsid="000d4caa" style:text-underline-mode="continuous" style:text-overline-mode="continuous" style:text-line-through-mode="continuous" fo:background-color="transparent" style:font-name-asian="Calibri" style:font-size-asian="8.75pt" style:font-weight-asian="normal" style:font-name-complex="Calibri" style:font-size-complex="10pt" style:font-weight-complex="normal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style:text-underline-style="none" fo:font-weight="normal" officeooo:rsid="000d4caa" officeooo:paragraph-rsid="000d4caa" style:text-underline-mode="continuous" style:text-overline-mode="continuous" style:text-line-through-mode="continuous" fo:background-color="transparent" style:font-name-asian="Calibri" style:font-size-asian="8.75pt" style:font-name-complex="Calibri" style:font-size-complex="10pt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style:text-underline-style="none" fo:font-weight="normal" officeooo:rsid="000d4caa" officeooo:paragraph-rsid="000d4caa" style:text-underline-mode="continuous" style:text-overline-mode="continuous" style:text-line-through-mode="continuous" fo:background-color="transparent" style:font-name-asian="Calibri" style:font-size-asian="10pt" style:font-weight-asian="normal" style:font-name-complex="Calibri" style:font-size-complex="10pt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0d1857" officeooo:paragraph-rsid="000d1857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14pt" officeooo:rsid="000d1857" officeooo:paragraph-rsid="000d1857" style:font-size-asian="14pt" style:font-size-complex="14pt"/>
    </style:style>
    <style:style style:name="T1" style:family="text">
      <style:text-properties style:use-window-font-color="true" loext:opacity="0%" style:font-name="Calibri" fo:font-size="26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size-asian="14pt" style:font-name-complex="Calibri" style:font-size-complex="14pt"/>
    </style:style>
    <style:style style:name="T6" style:family="text">
      <style:text-properties style:use-window-font-color="true" loext:opacity="0%" style:font-name="Calibri" fo:font-size="14pt" fo:font-weight="normal" officeooo:rsid="000ea56e" fo:background-color="transparent" loext:char-shading-value="0" style:font-name-asian="Calibri" style:font-size-asian="14pt" style:font-name-complex="Calibri" style:font-size-complex="14pt"/>
    </style:style>
    <style:style style:name="T7" style:family="text">
      <style:text-properties style:use-window-font-color="true" loext:opacity="0%" style:font-name="Calibri" fo:font-size="14pt" fo:font-weight="normal" officeooo:rsid="000eb5dc" fo:background-color="transparent" loext:char-shading-value="0" style:font-name-asian="Calibri" style:font-size-asian="14pt" style:font-name-complex="Calibri" style:font-size-complex="14pt"/>
    </style:style>
    <style:style style:name="T8" style:family="text">
      <style:text-properties style:use-window-font-color="true" loext:opacity="0%" style:font-name="Calibri" fo:font-size="14pt" fo:font-weight="normal" officeooo:rsid="000f7271" fo:background-color="transparent" loext:char-shading-value="0" style:font-name-asian="Calibri" style:font-size-asian="14pt" style:font-name-complex="Calibri" style:font-size-complex="14pt"/>
    </style:style>
    <style:style style:name="T9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fo:background-color="transparent" loext:char-shading-value="0" style:font-name-asian="Calibri" style:font-size-asian="14pt" style:font-name-complex="Calibri" style:font-size-complex="14pt"/>
    </style:style>
    <style:style style:name="T10" style:family="text">
      <style:text-properties style:use-window-font-color="true" loext:opacity="0%" style:font-name="Calibri" fo:font-weight="normal" fo:background-color="transparent" loext:char-shading-value="0" style:font-name-asian="Calibri" style:font-name-complex="Calibri"/>
    </style:style>
    <style:style style:name="T11" style:family="text">
      <style:text-properties style:use-window-font-color="true" loext:opacity="0%" style:font-name="Calibri" style:text-underline-style="solid" style:text-underline-width="auto" style:text-underline-color="font-color" fo:font-weight="normal" fo:background-color="transparent" loext:char-shading-value="0" style:font-name-asian="Calibri" style:font-name-complex="Calibri"/>
    </style:style>
    <style:style style:name="T12" style:family="text">
      <style:text-properties style:use-window-font-color="true" loext:opacity="0%" style:font-name="Calibri" style:text-underline-style="none" fo:font-weight="normal" fo:background-color="transparent" loext:char-shading-value="0" style:font-name-asian="Calibri" style:font-name-complex="Calibri"/>
    </style:style>
    <style:style style:name="T13" style:family="text">
      <style:text-properties fo:font-size="14pt" fo:font-weight="normal"/>
    </style:style>
    <style:style style:name="T14" style:family="text">
      <style:text-properties fo:font-size="14pt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saje a tablas</text:span><text:span text:style-name="T2"/></text:p>
      <text:p text:style-name="P2"><text:span text:style-name="T3">Entidades:</text:span><text:span text:style-name="T4"/></text:p>
      <text:p text:style-name="P7"><text:span text:style-name="T5">Persona(</text:span><text:span text:style-name="T9">CI, </text:span><text:span text:style-name="T5">Napellido{Nombre, </text:span><text:span text:style-name="T8">A</text:span><text:span text:style-name="T5">pellido</text:span><text:span text:style-name="T7">},</text:span><text:span text:style-name="T5"> teléfono</text:span><text:span text:style-name="T6">)</text:span></text:p>
      <text:p text:style-name="P8"><text:span text:style-name="T10">Usuario(</text:span><text:span text:style-name="T11">ID</text:span><text:span text:style-name="T12">, Nombre, Contraseña, Rol</text:span><text:span text:style-name="T10">)</text:span></text:p>
      <text:p text:style-name="P2"><text:span text:style-name="T3">Relaciones:</text:span><text:span text:style-name="T4"/></text:p>
      <text:p text:style-name="P3"><text:span text:style-name="T13">Tiene(</text:span><text:span text:style-name="T14">CI_adm</text:span><text:span text:style-name="T13">, </text:span><text:span text:style-name="T14">ID</text:span><text:span text:style-name="T13">)</text:span></text:p>
      <text:p text:style-name="P5">CI_adm → Administrador</text:p>
      <text:p text:style-name="P4">ID → Usuario</text:p>
      <text:p text:style-name="P3"><text:span text:style-name="T13">Posee(</text:span><text:span text:style-name="T14">CI_juez</text:span><text:span text:style-name="T13">, </text:span><text:span text:style-name="T14">ID</text:span><text:span text:style-name="T13">)</text:span></text:p>
      <text:p text:style-name="P5">CI_juez → Juez</text:p>
      <text:p text:style-name="P6">ID → Usua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1T18:59:00.438000000</dc:date>
    <meta:editing-duration>PT42M58S</meta:editing-duration>
    <meta:editing-cycles>11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1" meta:word-count="29" meta:character-count="217" meta:non-whitespace-character-count="199"/>
  </office:meta>
</office:document-meta>
</file>